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Распределение устройств по базам данных</text:p>
      <text:p text:style-name="Standard"/>
      <text:p text:style-name="Standard">Существуют две быза данных, которые будут записаны в приборы</text:p>
      <text:p text:style-name="Standard">База КАУ</text:p>
      <text:p text:style-name="Standard">База ГК</text:p>
      <text:p text:style-name="Standard"/>
      <text:p text:style-name="P1">Определения</text:p>
      <text:p text:style-name="Standard">Зона считается подключенной к КАУ, если все устройства, входяшие в нее, подключены к одному и тому же КАУ</text:p>
      <text:p text:style-name="Standard"/>
      <text:p text:style-name="P1">Правила</text:p>
      <text:p text:style-name="Standard">- В КАУ попададают все устройства, подключенные к КАУ</text:p>
      <text:p text:style-name="Standard">- В ГК попададают все устройства, подключенные к ГК</text:p>
      <text:p text:style-name="Standard">- Зона попадает только в КАУ, если устройства, входящие в зону, подключены к одному и тому же КАУ.</text:p>
      <text:p text:style-name="Standard">- Если в зону входят устройства, подключенные к разным КАУ, то все эти устройства попадают в ГК, и зона попадает только в ГК</text:p>
      <text:p text:style-name="Standard">При этом все КАУ, к которым подключены такие устройства, должны быть подключены к одному ГК</text:p>
      <text:p text:style-name="Standard">Если устройства или зоны, по любому правилу входящие в логику срабатывания, подключены к разным КАУ, то все они и устройство с логикой срабатывания попадают в ГК</text:p>
      <text:p text:style-name="Standard">При этом зона тоже попадает в ГК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Александр Севастьянов</meta:initial-creator>
    <meta:creation-date>2012-05-11T15:40:15.76</meta:creation-date>
    <dc:date>2012-05-11T15:54:51.83</dc:date>
    <dc:creator>Александр Севастьянов</dc:creator>
    <meta:editing-duration>PT14M38S</meta:editing-duration>
    <meta:editing-cycles>3</meta:editing-cycles>
    <meta:generator>OpenOffice.org/3.3$Win32 OpenOffice.org_project/330m20$Build-9567</meta:generator>
    <meta:document-statistic meta:table-count="0" meta:image-count="0" meta:object-count="0" meta:page-count="1" meta:paragraph-count="14" meta:word-count="145" meta:character-count="847"/>
  </office:meta>
</office:document-meta>
</file>